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8.05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5.341cm"/>
    </style:style>
    <style:style style:name="co10" style:family="table-column">
      <style:table-column-properties fo:break-before="auto" style:column-width="8.1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ite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author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teins studied</text:p>
          </table:table-cell>
          <table:table-cell table:style-name="ce1" office:value-type="string" calcext:value-type="string">
            <text:p>Type(s) of microscopy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Main findings</text:p>
          </table:table-cell>
          <table:table-cell table:style-name="ce1" office:value-type="string" calcext:value-type="string">
            <text:p>DOI</text:p>
          </table:table-cell>
        </table:table-row>
        <table:table-row table:style-name="ro1">
          <table:table-cell/>
          <table:table-cell office:value-type="string" calcext:value-type="string">
            <text:p>RecA finds homologous DNA by reduced dimensionality search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El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STED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Homology search and timing, high res images of RecA filaments</text:p>
          </table:table-cell>
          <table:table-cell office:value-type="string" calcext:value-type="string">
            <text:p><text:a xlink:href="https://doi.org/10.1038/s41586-021-03877-6" xlink:type="simple">https://doi.org/10.1038/s41586-021-03877-6</text:a></text:p>
          </table:table-cell>
        </table:table-row>
        <table:table-row table:style-name="ro1">
          <table:table-cell/>
          <table:table-cell office:value-type="string" calcext:value-type="string">
            <text:p>Direct observation of end resection by RecBCD during double-stranded DNA break repair in vivo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Dekker, Sherr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Imaging of end resection by RecBCD, quantification of speed and processivity</text:p>
          </table:table-cell>
          <table:table-cell office:value-type="string" calcext:value-type="string">
            <text:p><text:a xlink:href="https://doi.org/10.1093/nar/gkx1290" xlink:type="simple">https://doi.org/10.1093/nar/gkx1290</text:a></text:p>
          </table:table-cell>
        </table:table-row>
        <table:table-row table:style-name="ro1">
          <table:table-cell/>
          <table:table-cell office:value-type="string" calcext:value-type="string">
            <text:p>An Epistasis Analysis of recA and recN in Escherichia coli K-12</text:p>
          </table:table-cell>
          <table:table-cell office:value-type="string" calcext:value-type="string">
            <text:p>Klimova</text:p>
          </table:table-cell>
          <table:table-cell office:value-type="string" calcext:value-type="string">
            <text:p>Sand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cA, RecN</text:p>
          </table:table-cell>
          <table:table-cell office:value-type="string" calcext:value-type="string">
            <text:p>Epi (very few cells)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doi.org/10.1534/genetics.120.303476" xlink:type="simple">https://doi.org/10.1534/genetics.120.303476</text:a></text:p>
          </table:table-cell>
        </table:table-row>
        <table:table-row table:style-name="ro1">
          <table:table-cell/>
          <table:table-cell office:value-type="string" calcext:value-type="string">
            <text:p>RecA bundles mediate homology pairing between distant sisters during DNA break repair</text:p>
          </table:table-cell>
          <table:table-cell office:value-type="string" calcext:value-type="string">
            <text:p>Lesterlin</text:p>
          </table:table-cell>
          <table:table-cell office:value-type="string" calcext:value-type="string">
            <text:p>Sherr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3D-SIM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bundle which help with homology search</text:p>
          </table:table-cell>
          <table:table-cell office:value-type="string" calcext:value-type="string">
            <text:p><text:a xlink:href="https://doi.org/10.1038/nature12868" xlink:type="simple">https://doi.org/10.1038/nature12868</text:a></text:p>
          </table:table-cell>
        </table:table-row>
        <table:table-row table:style-name="ro1">
          <table:table-cell/>
          <table:table-cell office:value-type="string" calcext:value-type="string">
            <text:p>Dynamics of RecA-mediated repair of replication-dependent DNA breaks</text:p>
          </table:table-cell>
          <table:table-cell office:value-type="string" calcext:value-type="string">
            <text:p>Amarh</text:p>
          </table:table-cell>
          <table:table-cell office:value-type="string" calcext:value-type="string">
            <text:p>Lea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foci during repair of replication-induced DSBs</text:p>
          </table:table-cell>
          <table:table-cell office:value-type="string" calcext:value-type="string">
            <text:p><text:a xlink:href="https://doi.org/10.1083/jcb.201803020" xlink:type="simple">https://doi.org/10.1083/jcb.201803020</text:a></text:p>
          </table:table-cell>
        </table:table-row>
        <table:table-row table:style-name="ro1">
          <table:table-cell/>
          <table:table-cell office:value-type="string" calcext:value-type="string">
            <text:p>Rapid pairing and resegregation of distant homologous loci enables double-strand break repair in bacteria</text:p>
          </table:table-cell>
          <table:table-cell office:value-type="string" calcext:value-type="string">
            <text:p>Badrinarayanan</text:p>
          </table:table-cell>
          <table:table-cell office:value-type="string" calcext:value-type="string">
            <text:p>Lau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coli</text:span>)</text:p>
          </table:table-cell>
          <table:table-cell office:value-type="string" calcext:value-type="string">
            <text:p>Imaging chromosome repair and resegregation after a DSB</text:p>
          </table:table-cell>
          <table:table-cell office:value-type="string" calcext:value-type="string">
            <text:p><text:a xlink:href="https://doi.org/10.1083/jcb.201505019" xlink:type="simple">https://doi.org/10.1083/jcb.201505019</text:a></text:p>
          </table:table-cell>
        </table:table-row>
        <table:table-row table:style-name="ro1">
          <table:table-cell/>
          <table:table-cell office:value-type="string" calcext:value-type="string">
            <text:p>Dynamic formation of RecA filaments at DNA double strand break repair centers in live cells</text:p>
          </table:table-cell>
          <table:table-cell office:value-type="string" calcext:value-type="string">
            <text:p>Kidane</text:p>
          </table:table-cell>
          <table:table-cell office:value-type="string" calcext:value-type="string">
            <text:p>Grauman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 coli</text:span>)</text:p>
          </table:table-cell>
          <table:table-cell office:value-type="string" calcext:value-type="string">
            <text:p>Formation of RecA filament, timing, lifetime and properties</text:p>
          </table:table-cell>
          <table:table-cell office:value-type="string" calcext:value-type="string">
            <text:p><text:a xlink:href="https://doi.org/10.1083/jcb.200412090" xlink:type="simple">https://doi.org/10.1083/jcb.200412090</text:a></text:p>
          </table:table-cell>
        </table:table-row>
        <table:table-row table:style-name="ro1">
          <table:table-cell/>
          <table:table-cell office:value-type="string" calcext:value-type="string">
            <text:p>Localization of RecA in Escherichia coli K-12 using RecA–GFP</text:p>
          </table:table-cell>
          <table:table-cell office:value-type="string" calcext:value-type="string">
            <text:p>Renzette</text:p>
          </table:table-cell>
          <table:table-cell office:value-type="string" calcext:value-type="string">
            <text:p>Sandl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Observation of RecA foci after DNA damage. Centring of RecA foci. Mutants (<text:span text:style-name="T1">recA, recB, recF</text:span><text:span text:style-name="T2">)</text:span></text:p>
          </table:table-cell>
          <table:table-cell office:value-type="string" calcext:value-type="string">
            <text:p> <text:a xlink:href="https://doi.org/10.1111/j.1365-2958.2005.04755.x" xlink:type="simple">https://doi.org/10.1111/j.1365-2958.2005.04755.x</text:a></text:p>
          </table:table-cell>
        </table:table-row>
        <table:table-row table:style-name="ro1">
          <table:table-cell/>
          <table:table-cell office:value-type="string" calcext:value-type="string">
            <text:p>UvrD Limits the Number and Intensities of RecA-Green Fluorescent Protein Structures in Escherichia coli K-12</text:p>
          </table:table-cell>
          <table:table-cell office:value-type="string" calcext:value-type="string">
            <text:p>Centore</text:p>
          </table:table-cell>
          <table:table-cell office:value-type="string" calcext:value-type="string">
            <text:p>Sand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UvrD removes RecA from DNA (more RecA foci in a <text:span text:style-name="T1">uvrD </text:span><text:span text:style-name="T2">mutant)</text:span></text:p>
          </table:table-cell>
          <table:table-cell office:value-type="string" calcext:value-type="string">
            <text:p><text:a xlink:href="https://doi.org/10.1128/jb.01777-06" xlink:type="simple">https://doi.org/10.1128/jb.01777-06</text:a></text:p>
          </table:table-cell>
        </table:table-row>
        <table:table-row table:style-name="ro1">
          <table:table-cell/>
          <table:table-cell office:value-type="string" calcext:value-type="string">
            <text:p>DNA unwinding heterogeneity by RecBCD results from static molecules able to equilibrate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Kowalczykow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Single-molecule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ying the rate of DNA unwinding by RecBCD</text:p>
          </table:table-cell>
          <table:table-cell office:value-type="string" calcext:value-type="string">
            <text:p><text:a xlink:href="https://doi.org/10.1038/nature12333" xlink:type="simple">https://doi.org/10.1038/nature12333</text:a></text:p>
          </table:table-cell>
        </table:table-row>
        <table:table-row table:style-name="ro1">
          <table:table-cell/>
          <table:table-cell office:value-type="string" calcext:value-type="string">
            <text:p>Real-Time Observation of RecA Filament Dynamics with Single Monomer Resolution</text:p>
          </table:table-cell>
          <table:table-cell office:value-type="string" calcext:value-type="string">
            <text:p>Joo</text:p>
          </table:table-cell>
          <table:table-cell office:value-type="string" calcext:value-type="string">
            <text:p>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-molecule, FRE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Characterising the growth of RecA filaments</text:p>
          </table:table-cell>
          <table:table-cell office:value-type="string" calcext:value-type="string">
            <text:p><text:a xlink:href="https://doi.org/10.1016/j.cell.2006.06.042" xlink:type="simple">https://doi.org/10.1016/j.cell.2006.06.042</text:a></text:p>
          </table:table-cell>
        </table:table-row>
        <table:table-row table:style-name="ro1">
          <table:table-cell/>
          <table:table-cell office:value-type="string" calcext:value-type="string">
            <text:p>Direct observation of individual RecA filaments assembling on single DNA molecules</text:p>
          </table:table-cell>
          <table:table-cell office:value-type="string" calcext:value-type="string">
            <text:p>Galletto</text:p>
          </table:table-cell>
          <table:table-cell office:value-type="string" calcext:value-type="string">
            <text:p>Kowalczykowsk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 filamen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ication of RecA filament growth speed</text:p>
          </table:table-cell>
          <table:table-cell office:value-type="string" calcext:value-type="string">
            <text:p><text:a xlink:href="https://doi.org/10.1038/nature05197" xlink:type="simple">https://doi.org/10.1038/nature05197</text:a></text:p>
          </table:table-cell>
        </table:table-row>
        <table:table-row table:style-name="ro1">
          <table:table-cell/>
          <table:table-cell office:value-type="string" calcext:value-type="string">
            <text:p>Single Molecule Analysis of a Red Fluorescent RecA Protein Reveals a Defect in Nucleoprotein Filament Nucleation That Relates to Its Reduced Biological Functions</text:p>
          </table:table-cell>
          <table:table-cell office:value-type="string" calcext:value-type="string">
            <text:p>Handa</text:p>
          </table:table-cell>
          <table:table-cell office:value-type="string" calcext:value-type="string">
            <text:p>Kowalczykowsk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 filamen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ication of RecA filament growth, with a partially functional RecA-RFP fusion</text:p>
          </table:table-cell>
          <table:table-cell office:value-type="string" calcext:value-type="string">
            <text:p><text:a xlink:href="https://doi.org/10.1074/jbc.M109.004895" xlink:type="simple">https://doi.org/10.1074/jbc.M109.004895</text:a></text:p>
          </table:table-cell>
        </table:table-row>
        <table:table-row table:style-name="ro1">
          <table:table-cell/>
          <table:table-cell office:value-type="string" calcext:value-type="string">
            <text:p>Single-molecule imaging of DNA pairing by RecA reveals a three-dimensional homology search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Kowalczykowsk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-molecule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Investigation of the mechanism of homology search</text:p>
          </table:table-cell>
          <table:table-cell office:value-type="string" calcext:value-type="string">
            <text:p><text:a xlink:href="https://doi.org/10.1038/nature10782" xlink:type="simple">https://doi.org/10.1038/nature10782</text:a></text:p>
          </table:table-cell>
        </table:table-row>
        <table:table-row table:style-name="ro1">
          <table:table-cell/>
          <table:table-cell office:value-type="string" calcext:value-type="string">
            <text:p>RecA filament sliding on DNA facilitates homology search</text:p>
          </table:table-cell>
          <table:table-cell office:value-type="string" calcext:value-type="string">
            <text:p>Ragunathan</text:p>
          </table:table-cell>
          <table:table-cell office:value-type="string" calcext:value-type="string">
            <text:p>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Homology search is sped up by sliding of the RecA filament to probe sequences</text:p>
          </table:table-cell>
          <table:table-cell office:value-type="string" calcext:value-type="string">
            <text:p><text:a xlink:href="https://doi.org/10.7554/eLife.00067" xlink:type="simple">https://doi.org/10.7554/eLife.00067</text:a></text:p>
          </table:table-cell>
        </table:table-row>
        <table:table-row table:style-name="ro1">
          <table:table-cell/>
          <table:table-cell office:value-type="string" calcext:value-type="string">
            <text:p>A Molecular Throttle: The Recombination Hotspot χ Controls DNA Translocation by the RecBCD Helicase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Kowalczykowsk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Single DNA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Observation of RecBCD translocation rate</text:p>
          </table:table-cell>
          <table:table-cell office:value-type="string" calcext:value-type="string">
            <text:p><text:a xlink:href="https://doi.org/10.1016/S0092-8674(03)00681-0" xlink:type="simple">https://doi.org/10.1016/S0092-8674(03)00681-0</text:a></text:p>
          </table:table-cell>
        </table:table-row>
        <table:table-row table:style-name="ro1">
          <table:table-cell/>
          <table:table-cell office:value-type="string" calcext:value-type="string">
            <text:p>Spatial and temporal organization of RecA in the Escherichia coli DNA-damage response</text:p>
          </table:table-cell>
          <table:table-cell office:value-type="string" calcext:value-type="string">
            <text:p>Ghodke</text:p>
          </table:table-cell>
          <table:table-cell office:value-type="string" calcext:value-type="string">
            <text:p>van Oij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Spatial organisation of RecA in the cell during DNA damage repair (imaging via mCI)</text:p>
          </table:table-cell>
          <table:table-cell office:value-type="string" calcext:value-type="string">
            <text:p><text:a xlink:href="https://doi.org/10.7554/eLife.42761" xlink:type="simple">https://doi.org/10.7554/eLife.4276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3:38:49.448000000</meta:creation-date>
    <dc:date>2024-04-19T16:48:22.300876412</dc:date>
    <meta:editing-duration>PT3H54M12S</meta:editing-duration>
    <meta:editing-cycles>10</meta:editing-cycles>
    <meta:generator>LibreOffice/7.3.7.2$Linux_X86_64 LibreOffice_project/30$Build-2</meta:generator>
    <meta:document-statistic meta:table-count="1" meta:cell-count="163" meta:object-count="0"/>
  </office:meta>
</office:document-meta>
</file>